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NEFT, RTGS, IMPS, and UPI are electronic fund transfer methods in India. This guide compares their features.</text:p>
      <text:h text:style-name="P1" text:outline-level="2">Details</text:h>
      <text:list text:style-name="L13">
        <text:list-item>
          <text:p text:style-name="P15"><text:span text:style-name="Strong_20_Emphasis">NEFT</text:span>: Batch processing every 30 min, 24/7; no minimum; low fees (₹2–₹25).</text:p>
        </text:list-item>
        <text:list-item>
          <text:p text:style-name="P15"><text:span text:style-name="Strong_20_Emphasis">RTGS</text:span>: Instant, for ₹2 lakh+; bank hours (e.g., 7 AM–6 PM); ₹25–₹55.</text:p>
        </text:list-item>
        <text:list-item>
          <text:p text:style-name="P15"><text:span text:style-name="Strong_20_Emphasis">IMPS</text:span>: Instant, 24/7; up to ₹5 lakh; ₹2.5–₹15; via mobile/net banking.</text:p>
        </text:list-item>
        <text:list-item>
          <text:p text:style-name="P15"><text:span text:style-name="Strong_20_Emphasis">UPI</text:span>: Instant, 24/7; up to ₹1 lakh/day; free/low-cost; uses VPA/QR.</text:p>
        </text:list-item>
      </text:list>
      <text:h text:style-name="P1" text:outline-level="2">Notes</text:h>
      <text:list text:style-name="L14">
        <text:list-item>
          <text:p text:style-name="P16">NEFT/RTGS/IMPS need beneficiary; UPI uses mobile/VPA.</text:p>
        </text:list-item>
        <text:list-item>
          <text:p text:style-name="P16">RTGS for large transfers; UPI for quick payments.</text:p>
        </text:list-item>
        <text:list-item>
          <text:p text:style-name="P16">Check bank-specific limits/fees.</text:p>
        </text:list-item>
      </text:list>
      <text:h text:style-name="P1" text:outline-level="2">Key Terms</text:h>
      <text:p text:style-name="P2">NEFT, RTGS, IMPS, UPI, fund transfer, transaction limit, fees, VPA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7:00.450420078</dc:date>
    <meta:editing-duration>PT3M47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05" meta:character-count="623" meta:non-whitespace-character-count="542"/>
  </office:meta>
</office:document-meta>
</file>